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181in" fo:line-height="100%" fo:text-align="start" style:justify-single-word="false" fo:orphans="2" fo:widows="2" fo:hyphenation-ladder-count="no-limit"/>
      <style:text-properties fo:color="#000000" fo:font-size="13.5pt" style:font-name-asian="Times New Roman" style:font-size-asian="13.5pt" style:language-asian="pl" style:country-asian="PL" style:font-name-complex="Times New Roman" style:font-size-complex="13.5pt" style:language-complex="ar" style:country-complex="SA" fo:hyphenate="true" fo:hyphenation-remain-char-count="2" fo:hyphenation-push-char-count="2"/>
    </style:style>
    <style:style style:name="P2" style:family="paragraph" style:parent-style-name="Standard">
      <style:paragraph-properties fo:margin-top="0.0783in" fo:margin-bottom="0.122in" fo:line-height="100%" fo:text-align="start" style:justify-single-word="false" fo:orphans="2" fo:widows="2" fo:hyphenation-ladder-count="no-limit"/>
      <style:text-properties fo:hyphenate="true" fo:hyphenation-remain-char-count="2" fo:hyphenation-push-char-count="2"/>
    </style:style>
    <style:style style:name="P3" style:family="paragraph" style:parent-style-name="Standard">
      <style:paragraph-properties fo:margin-top="0.1945in" fo:margin-bottom="0.25in" fo:line-height="100%" fo:text-align="justify" style:justify-single-word="false" fo:orphans="2" fo:widows="2" fo:hyphenation-ladder-count="no-limit"/>
      <style:text-properties fo:color="#000000" style:font-name="Times New Roman" fo:font-size="12pt" style:font-name-asian="Times New Roman" style:font-size-asian="12pt" style:language-asian="pl" style:country-asian="PL" style:font-name-complex="Times New Roman" style:font-size-complex="12pt" style:language-complex="ar" style:country-complex="SA" fo:hyphenate="true" fo:hyphenation-remain-char-count="2" fo:hyphenation-push-char-count="2"/>
    </style:style>
    <style:style style:name="P4" style:family="paragraph" style:parent-style-name="Akapit_20_z_20_listą" style:list-style-name="L1">
      <style:paragraph-properties fo:margin-top="0in" fo:margin-bottom="0.1665in" fo:line-height="100%" fo:text-align="justify" style:justify-single-word="false" fo:orphans="2" fo:widows="2" fo:hyphenation-ladder-count="no-limit" fo:keep-with-next="always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5" style:family="paragraph" style:parent-style-name="Akapit_20_z_20_listą" style:list-style-name="L1">
      <style:paragraph-properties fo:margin-top="0in" fo:margin-bottom="0.1665in" fo:line-height="100%" fo:text-align="justify" style:justify-single-word="false" fo:orphans="2" fo:widows="2" fo:hyphenation-ladder-count="no-limit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P6" style:family="paragraph" style:parent-style-name="Akapit_20_z_20_listą" style:list-style-name="L1">
      <style:paragraph-properties fo:margin-top="0in" fo:margin-bottom="0.1945in" fo:line-height="100%" fo:text-align="justify" style:justify-single-word="false" fo:orphans="2" fo:widows="2" fo:hyphenation-ladder-count="no-limit"/>
      <style:text-properties style:font-name="Times New Roman" fo:font-size="12pt" style:font-size-asian="12pt" style:font-size-complex="12pt" fo:hyphenate="tru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name-asian="Times New Roman" style:language-asian="pl" style:country-asian="PL" style:font-weight-asian="bold" style:font-name-complex="Times New Roman" style:language-complex="ar" style:country-complex="SA" style:font-weight-complex="bold"/>
    </style:style>
    <style:style style:name="T3" style:family="text">
      <style:text-properties fo:color="#000000" style:font-name-asian="Times New Roman" style:language-asian="pl" style:country-asian="PL" style:font-name-complex="Times New Roman" style:language-complex="ar" style:country-complex="SA"/>
    </style:style>
    <style:style style:name="T4" style:family="text">
      <style:text-properties fo:color="#000000" style:font-name-asian="Times New Roman" style:language-asian="pl" style:country-asian="PL" style:font-name-complex="Times New Roman" style:language-complex="ar" style:country-complex="SA" style:font-weight-complex="bold"/>
    </style:style>
    <style:style style:name="T5" style:family="text">
      <style:text-properties fo:color="#000000" style:font-name="Arial" fo:font-style="italic" fo:font-weight="bold" style:font-name-asian="Times New Roman" style:language-asian="pl" style:country-asian="PL" style:font-style-asian="italic" style:font-weight-asian="bold" style:font-name-complex="Arial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8in" fo:text-indent="-0.25in" fo:margin-left="0.4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ntent Reduction</text:h>
      <text:p text:style-name="P2"><text:span text:style-name="T5">How to find out what to include in a concept map</text:span></text:p>
      <text:p text:style-name="P3">When teaching academic subjects, a frequent problem is that the field is very broad, especially if you know it well. For the student, such a high amount of information can be easily overwhelming.</text:p>
      <text:p text:style-name="P3"><text:span text:style-name="T1">Content reduction</text:span> is a powerful technique for preparing lessons. It structures a subject both for you and the students. As a result, you will obtain a <text:span text:style-name="T1">concept map</text:span>, a visual representation of the subject.</text:p>
      <text:p text:style-name="P3">Here is how it works:</text:p>
      <text:list xml:id="list1385042414" text:style-name="L1">
        <text:list-item>
          <text:p text:style-name="P4"><text:span text:style-name="T2">Collect topics you wish to cover. </text:span><text:span text:style-name="T3">Write down all topics that are necessary to achieve the </text:span><text:span text:style-name="T2">learning goal</text:span><text:span text:style-name="T3"> and that you would like to cover in the tutorial on a separate sheet of paper. Often, you can use topics directly from the course </text:span><text:span text:style-name="T2">syllabus</text:span><text:span text:style-name="T3">.</text:span></text:p>
        </text:list-item>
        <text:list-item>
          <text:p text:style-name="P5"><text:span text:style-name="T2">Cluster the content.</text:span><text:span text:style-name="T3"> Group the topics, until you have 4-7 clusters. </text:span><text:span text:style-name="T4">Give each cluster a name</text:span><text:span text:style-name="T3">. By presenting the clusters, you give your students </text:span><text:span text:style-name="T2">mental boxes</text:span><text:span text:style-name="T3"> so that they can sort content more easily. Bear in mind that there is not one single true clustering.</text:span></text:p>
        </text:list-item>
        <text:list-item>
          <text:p text:style-name="P6"><text:span text:style-name="T2">Draw a concept map.</text:span><text:span text:style-name="T3"> Visualize your clusters on a separate sheet of paper as a </text:span><text:span text:style-name="T2">mind map</text:span><text:span text:style-name="T3">, diagram, or a picture with the clusters as labels. The concept map can be used as an </text:span><text:span text:style-name="T2">outline</text:span><text:span text:style-name="T3"> of your lesso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835in" fo:keep-with-next="always"/>
      <style:text-properties style:font-name="Verdana" fo:font-size="18pt" fo:font-weight="bold" style:font-size-asian="18pt" style:font-weight-asian="bold" style:font-size-complex="14pt" style:font-style-complex="italic" style:font-weight-complex="bold"/>
    </style:style>
    <style:style style:name="Akapit_20_z_20_listą" style:display-name="Akapit z listą" style:family="paragraph" style:parent-style-name="Standard">
      <style:paragraph-properties fo:margin="100%" fo:margin-left="0.4917in" fo:margin-right="0in" fo:margin-top="0in" fo:margin-bottom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8:37:29</meta:creation-date>
    <dc:date>2014-10-27T18:38:10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8" meta:word-count="215" meta:character-count="1188" meta:non-whitespace-character-count="984"/>
    <meta:generator>LibreOffice/3.5$Linux_X86_64 LibreOffice_project/350m1$Build-2</meta:generator>
  </office:meta>
</office:document-meta>
</file>